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Media/small.mp4" manifest:media-type="application/vnd.sun.star.media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frame draw:style-name="standard" draw:layer="layout" svg:width="16.932cm" svg:height="9.524cm" svg:x="5.637cm" svg:y="5.797cm">
          <draw:plugin xlink:href="Media/small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klos Vajna</meta:initial-creator>
    <meta:creation-date>2017-01-04T11:04:39.702217696</meta:creation-date>
    <dc:date>2017-01-04T11:05:57.353196751</dc:date>
    <dc:creator>Miklos Vajna</dc:creator>
    <meta:editing-duration>PT1M20S</meta:editing-duration>
    <meta:editing-cycles>1</meta:editing-cycles>
    <meta:document-statistic meta:object-count="26"/>
    <meta:generator>LibreOfficeDev/5.4.0.0.alpha0$Linux_X86_64 LibreOffice_project/1dceef7f4881ecff850563f44a032ca2ed52291d</meta:generator>
  </office:meta>
</office:document-meta>
</file>